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el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Delay</text:h>
                    <text:list>
                        <text:list-item>
                            <text:h text:style-name="Heading_20_2" text:outline-level="2">Description</text:h>
                        </text:list-item>
                    </text:list>
                </text:list-item>
            </text:list>

            <text:p text:style-name="Standard">This Action is used when we want to insert a pause in Flow execution.</text:p>

            
                <text:list xml:id="list_Delay2" text:continue-numbering="true" text:continue-list="list_Del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elay5" text:continue-numbering="true" text:style-name="Outline">
                                                <text:list-item>
                                                    <text:list>
                                                        <text:list-item>
                                                            <text:list>
                                                                <text:list-item>
                                                                    <text:h text:style-name="Heading_20_3" text:outline-level="3">
                                                                        Milliseconds
                                                                        <text:s text:c="4"/>
                                                                        <text:span text:style-name="T2">EXPRESSION (integer)</text:span>
                                                                    </text:h>
                                                                </text:list-item>
                                                            </text:list>
                                                        </text:list-item>
                                                    </text:list>
                                                </text:list-item>
                                            </text:list>
                                            <text:p text:style-name="Standard">Pause duration in milliseconds before Flow execution resumes through sequential output <text:span text:style-name="backtick">seqou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elay6" text:continue-numbering="true" text:continue-list="list_Delay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elay7" text:continue-numbering="true" text:continue-list="list_Delay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elay8" text:continue-numbering="true" text:continue-list="list_Delay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elay9" text:continue-numbering="true" text:continue-list="list_Delay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elay10" text:continue-numbering="true" text:continue-list="list_Delay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Delay3" text:continue-numbering="true" text:continue-list="list_Delay2" text:style-name="Outline">
                    <text:list-item>
                        <text:list>
                            <text:list-item>
                                <text:h text:style-name="Heading_20_2" text:outline-level="2">Inputs</text:h>
                            </text:list-item>
                        </text:list>
                    </text:list-item>
                </text:list>

                
                            <text:list xml:id="list_Delay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Delay4" text:continue-numbering="true" text:continue-list="list_Delay3" text:style-name="Outline">
                    <text:list-item>
                        <text:list>
                            <text:list-item>
                                <text:h text:style-name="Heading_20_2" text:outline-level="2">Outputs</text:h>
                            </text:list-item>
                        </text:list>
                    </text:list-item>
                </text:list>

                
                            <text:list xml:id="list_Delay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